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0.8715in" style:rel-column-width="1255*"/>
    </style:style>
    <style:style style:name="Table1.B" style:family="table-column">
      <style:table-column-properties style:column-width="4.2514in" style:rel-column-width="6122*"/>
    </style:style>
    <style:style style:name="Table1.C" style:family="table-column">
      <style:table-column-properties style:column-width="1.5722in" style:rel-column-width="2264*"/>
    </style:style>
    <style:style style:name="Table1.1" style:family="table-row">
      <style:table-row-properties style:min-row-height="0.1896in"/>
    </style:style>
    <style:style style:name="Table1.A1" style:family="table-cell">
      <style:table-cell-properties fo:background-color="#80808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808080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Bitstream Vera Sans" officeooo:rsid="0016e49d" officeooo:paragraph-rsid="002b029e"/>
    </style:style>
    <style:style style:name="P2" style:family="paragraph" style:parent-style-name="Standard">
      <style:paragraph-properties fo:text-align="start" style:justify-single-word="false"/>
      <style:text-properties style:font-name="Bitstream Vera Sans" officeooo:rsid="0016e49d" officeooo:paragraph-rsid="0018d041"/>
    </style:style>
    <style:style style:name="P3" style:family="paragraph" style:parent-style-name="Standard">
      <style:paragraph-properties fo:text-align="start" style:justify-single-word="false"/>
      <style:text-properties style:font-name="Bitstream Vera Sans" officeooo:paragraph-rsid="001d53b8"/>
    </style:style>
    <style:style style:name="P4" style:family="paragraph" style:parent-style-name="Standard">
      <style:paragraph-properties fo:text-align="start" style:justify-single-word="false"/>
      <style:text-properties style:font-name="Bitstream Vera Sans" officeooo:paragraph-rsid="00270817"/>
    </style:style>
    <style:style style:name="P5" style:family="paragraph" style:parent-style-name="Standard">
      <style:paragraph-properties fo:text-align="start" style:justify-single-word="false"/>
      <style:text-properties style:font-name="Bitstream Vera Sans" officeooo:paragraph-rsid="00663a4c"/>
    </style:style>
    <style:style style:name="P6" style:family="paragraph" style:parent-style-name="Standard">
      <style:paragraph-properties fo:text-align="start" style:justify-single-word="false"/>
      <style:text-properties style:font-name="Bitstream Vera Sans" officeooo:rsid="005f3824" officeooo:paragraph-rsid="005f3824"/>
    </style:style>
    <style:style style:name="P7" style:family="paragraph" style:parent-style-name="Standard">
      <style:paragraph-properties fo:text-align="start" style:justify-single-word="false"/>
      <style:text-properties style:font-name="Bitstream Vera Sans" officeooo:rsid="005f3824" officeooo:paragraph-rsid="005f62ea"/>
    </style:style>
    <style:style style:name="P8" style:family="paragraph" style:parent-style-name="Standard">
      <style:paragraph-properties fo:text-align="start" style:justify-single-word="false"/>
      <style:text-properties style:font-name="Bitstream Vera Sans" officeooo:rsid="005f62ea" officeooo:paragraph-rsid="005f62ea"/>
    </style:style>
    <style:style style:name="P9" style:family="paragraph" style:parent-style-name="Standard">
      <style:paragraph-properties fo:text-align="start" style:justify-single-word="false">
        <style:tab-stops>
          <style:tab-stop style:position="3.5602in"/>
        </style:tab-stops>
      </style:paragraph-properties>
      <style:text-properties fo:color="#0000ff" officeooo:paragraph-rsid="005cfba5"/>
    </style:style>
    <style:style style:name="P10" style:family="paragraph" style:parent-style-name="Standard">
      <style:paragraph-properties fo:text-align="start" style:justify-single-word="false"/>
      <style:text-properties officeooo:paragraph-rsid="0066a66b"/>
    </style:style>
    <style:style style:name="P11" style:family="paragraph" style:parent-style-name="Standard">
      <style:paragraph-properties fo:text-align="start" style:justify-single-word="false"/>
      <style:text-properties officeooo:rsid="00664dfb" officeooo:paragraph-rsid="00664dfb"/>
    </style:style>
    <style:style style:name="P12" style:family="paragraph" style:parent-style-name="Text_20_body">
      <style:paragraph-properties fo:text-align="start" style:justify-single-word="false"/>
      <style:text-properties fo:color="#0000ff"/>
    </style:style>
    <style:style style:name="P13" style:family="paragraph" style:parent-style-name="Text_20_body">
      <style:paragraph-properties fo:text-align="start" style:justify-single-word="false">
        <style:tab-stops>
          <style:tab-stop style:position="3.5035in"/>
        </style:tab-stops>
      </style:paragraph-properties>
      <style:text-properties fo:color="#0000ff"/>
    </style:style>
    <style:style style:name="P14" style:family="paragraph" style:parent-style-name="Text_20_body">
      <style:paragraph-properties fo:text-align="start" style:justify-single-word="false">
        <style:tab-stops>
          <style:tab-stop style:position="3.5035in"/>
        </style:tab-stops>
      </style:paragraph-properties>
      <style:text-properties fo:color="#0000ff" officeooo:paragraph-rsid="005dc308"/>
    </style:style>
    <style:style style:name="P15" style:family="paragraph" style:parent-style-name="Table_20_Contents">
      <style:paragraph-properties fo:text-align="start" style:justify-single-word="false"/>
      <style:text-properties fo:color="#ffffff" style:font-name="Bitstream Vera Sans" fo:font-weight="bold" officeooo:rsid="0018d041" officeooo:paragraph-rsid="0018d041" fo:background-color="transparent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ffffff" style:font-name="Bitstream Vera Sans" fo:font-weight="bold" officeooo:rsid="00270817" officeooo:paragraph-rsid="00270817" fo:background-color="transparent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ffffff" style:font-name="Bitstream Vera Sans" fo:font-weight="bold" officeooo:rsid="005f62ea" officeooo:paragraph-rsid="005f62ea" fo:background-color="transparent" style:font-weight-asian="bold" style:font-weight-complex="bold"/>
    </style:style>
    <style:style style:name="P18" style:family="paragraph" style:parent-style-name="Heading_20_2">
      <style:paragraph-properties fo:text-align="start" style:justify-single-word="false"/>
      <style:text-properties officeooo:rsid="005c9437" officeooo:paragraph-rsid="005c9437"/>
    </style:style>
    <style:style style:name="P19" style:family="paragraph" style:parent-style-name="Header">
      <style:text-properties style:font-name="Liberation Sans" fo:font-size="16pt" fo:font-weight="bold" officeooo:rsid="005c9437" officeooo:paragraph-rsid="005c9437" style:font-size-asian="16pt" style:font-weight-asian="bold" style:font-size-complex="16pt" style:font-weight-complex="bold"/>
    </style:style>
    <style:style style:name="P20" style:family="paragraph" style:parent-style-name="Footer">
      <style:paragraph-properties fo:text-align="end" style:justify-single-word="false"/>
    </style:style>
    <style:style style:name="P21" style:family="paragraph">
      <style:text-properties style:font-name="Liberation Sans"/>
    </style:style>
    <style:style style:name="P22" style:family="paragraph">
      <loext:graphic-properties draw:fill="none" draw:fill-color="#ffffff"/>
      <style:text-properties style:font-name="Liberation Sans" fo:font-size="12pt"/>
    </style:style>
    <style:style style:name="P23" style:family="paragraph">
      <style:text-properties style:use-window-font-color="true" style:font-name="Liberation Sans"/>
    </style:style>
    <style:style style:name="P24" style:family="paragraph">
      <loext:graphic-properties draw:fill="none" draw:fill-color="#ffffff"/>
      <style:text-properties style:use-window-font-color="true" style:font-name="Liberation Sans" fo:font-size="12pt"/>
    </style:style>
    <style:style style:name="P25" style:family="paragraph">
      <style:paragraph-properties fo:margin-left="0.4in" fo:margin-right="0in" fo:text-indent="-0.3996in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26" style:family="paragraph">
      <loext:graphic-properties draw:fill="none" draw:fill-color="#ffffff"/>
      <style:paragraph-properties fo:margin-left="0.4in" fo:margin-right="0in" fo:text-indent="-0.3996in"/>
      <style:text-properties fo:color="#800000" style:font-name="Liberation Sans" fo:font-size="16pt" fo:font-weight="bold" style:font-size-asian="16pt" style:font-weight-asian="bold" style:font-size-complex="16pt" style:font-weight-complex="bold"/>
    </style:style>
    <style:style style:name="P27" style:family="paragraph">
      <loext:graphic-properties draw:fill="none" draw:fill-color="#ffffff"/>
      <style:text-properties fo:color="#800000" style:font-name="Liberation Sans" fo:font-size="12pt"/>
    </style:style>
    <style:style style:name="P28" style:family="paragraph">
      <style:text-properties style:font-name="Liberation Sans" fo:font-size="10pt" style:font-size-asian="10pt" style:font-size-complex="10pt"/>
    </style:style>
    <style:style style:name="P29" style:family="paragraph">
      <loext:graphic-properties draw:fill="none" draw:fill-color="#ffffff"/>
      <style:text-properties style:font-name="Liberation Sans" fo:font-size="10pt" style:font-size-asian="10pt" style:font-size-complex="10pt"/>
    </style:style>
    <style:style style:name="P30" style:family="paragraph">
      <style:text-properties fo:font-size="10pt" style:font-size-asian="10pt" style:font-size-complex="10pt"/>
    </style:style>
    <style:style style:name="P31" style:family="paragraph">
      <style:paragraph-properties fo:text-align="end"/>
      <style:text-properties fo:font-size="10pt" style:font-size-asian="10pt" style:font-size-complex="10pt"/>
    </style:style>
    <style:style style:name="P32" style:family="paragraph">
      <loext:graphic-properties draw:fill="none" draw:fill-color="#ffffff"/>
      <style:paragraph-properties fo:text-align="end"/>
      <style:text-properties style:font-name="Liberation Sans" fo:font-size="10pt" style:font-size-asian="10pt" style:font-size-complex="10pt"/>
    </style:style>
    <style:style style:name="P33" style:family="paragraph">
      <style:paragraph-properties fo:text-align="end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3bd48a"/>
    </style:style>
    <style:style style:name="T3" style:family="text">
      <style:text-properties officeooo:rsid="005f62ea"/>
    </style:style>
    <style:style style:name="T4" style:family="text">
      <style:text-properties style:font-name="Liberation Sans" fo:font-size="12pt"/>
    </style:style>
    <style:style style:name="T5" style:family="text">
      <style:text-properties style:use-window-font-color="true" style:font-name="Liberation Sans" fo:font-size="12pt"/>
    </style:style>
    <style:style style:name="T6" style:family="text"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Liberation Sans" fo:font-size="10pt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563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201in" style:protect="position size" style:run-through="foreground" style:wrap="run-through" style:number-wrapped-paragraphs="no-limit" style:vertical-pos="bottom" style:vertical-rel="page" style:horizontal-pos="right" style:horizontal-rel="page"/>
    </style:style>
    <style:style style:name="gr4" style:family="graphic">
      <style:graphic-properties draw:stroke="none" svg:stroke-color="#000000" draw:fill="none" draw:fill-color="#ffffff" fo:min-height="0.35in" style:protect="position siz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24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63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255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Your name" text:name="name"/>
        <text:user-field-decl office:value-type="float" office:value="-1" text:name="number"/>
        <text:user-field-decl office:value-type="string" office:string-value="Your childs name" text:name="child.name"/>
        <text:user-field-decl office:value-type="string" office:string-value="Street" text:name="addresses.0.street"/>
        <text:user-field-decl office:value-type="float" office:value="0" text:name="date"/>
        <text:user-field-decl office:value-type="string" office:string-value="specific address" text:name="street"/>
      </text:user-field-decls>
      <draw:frame text:anchor-type="page" text:anchor-page-number="1" draw:z-index="11" draw:name="esrNummer" draw:style-name="gr3" draw:text-style-name="P29" svg:width="4.0098in" svg:height="0.5205in" svg:x="4.2598in" svg:y="11.1693in">
        <draw:text-box>
          <text:p text:style-name="P28"><text:span text:style-name="T7">ESR Nummer</text:span></text:p>
        </draw:text-box>
      </draw:frame>
      <text:p text:style-name="P9"/>
      <text:p text:style-name="P12"/>
      <text:p text:style-name="P14"><text:tab/><draw:frame text:anchor-type="as-char" svg:y="-0.1437in" draw:z-index="4" draw:name="kunde.bezeichnung" draw:style-name="gr1" draw:text-style-name="P27" svg:width="2.6953in" svg:height="0.1925in"><draw:text-box><text:p text:style-name="P21"><text:span text:style-name="T4">Bezeichnung</text:span></text:p></draw:text-box></draw:frame><text:line-break/><text:tab/><draw:frame text:anchor-type="as-char" svg:y="-0.1437in" draw:z-index="5" draw:name="kunde.strasse" draw:style-name="gr1" draw:text-style-name="P27" svg:width="1.9004in" svg:height="0.1925in"><draw:text-box><text:p text:style-name="P21"><text:span text:style-name="T4">Strasse</text:span></text:p></draw:text-box></draw:frame><draw:frame text:anchor-type="as-char" svg:y="-0.1437in" draw:z-index="6" draw:name="kunde.hausNummer" draw:style-name="gr1" draw:text-style-name="P27" svg:width="0.8043in" svg:height="0.1925in"><draw:text-box><text:p text:style-name="P21"><text:span text:style-name="T4">Nr.</text:span></text:p></draw:text-box></draw:frame><text:line-break/><text:tab/><draw:frame text:anchor-type="as-char" svg:y="-0.1437in" draw:z-index="7" draw:name="kunde.plz" draw:style-name="gr1" draw:text-style-name="P27" svg:width="0.726in" svg:height="0.1925in"><draw:text-box><text:p text:style-name="P21"><text:span text:style-name="T4">PLZ</text:span></text:p></draw:text-box></draw:frame><draw:frame text:anchor-type="as-char" svg:y="-0.1437in" draw:z-index="8" draw:name="kunde.ort" draw:style-name="gr1" draw:text-style-name="P27" svg:width="1.9878in" svg:height="0.1925in"><draw:text-box><text:p text:style-name="P21"><text:span text:style-name="T4">Ort</text:span></text:p></draw:text-box></draw:frame></text:p>
      <text:p text:style-name="P13"><text:tab/></text:p>
      <text:p text:style-name="P13"/>
      <text:p text:style-name="P13"/>
      <text:h text:style-name="P18" text:outline-level="2"><draw:frame text:anchor-type="as-char" svg:y="-0.2098in" draw:z-index="3" draw:name="titel" draw:style-name="gr2" draw:text-style-name="P26" svg:width="4.835in" svg:height="0.2567in"><draw:text-box><text:p text:style-name="P25"><text:span text:style-name="T6">Titel</text:span></text:p></draw:text-box></draw:frame></text:h>
      <text:p text:style-name="P7">Kunde Nr. <draw:frame text:anchor-type="as-char" svg:y="-0.1634in" draw:z-index="10" draw:name="kunde.id.id" draw:style-name="gr1" draw:text-style-name="P27" svg:width="0.8043in" svg:height="0.1925in"><draw:text-box><text:p text:style-name="P21"><text:span text:style-name="T4">Nr.</text:span></text:p></draw:text-box></draw:frame></text:p>
      <text:p text:style-name="P6">Rechnung Nr. <draw:frame text:anchor-type="as-char" svg:y="-0.1634in" draw:z-index="9" draw:name="id.id" draw:style-name="gr1" draw:text-style-name="P27" svg:width="0.8043in" svg:height="0.1925in"><draw:text-box><text:p text:style-name="P21"><text:span text:style-name="T4">Nr.</text:span></text:p></draw:text-box></draw:frame></text:p>
      <text:p text:style-name="P8">Rechungsdatum</text:p>
      <text:p text:style-name="P8">Fälligkeit</text:p>
      <text:p text:style-name="P6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5"><text:span text:style-name="T3">Abo </text:span>Nr.</text:p>
            </table:table-cell>
            <table:table-cell table:style-name="Table1.A1" office:value-type="string">
              <text:p text:style-name="P17">Abo</text:p>
            </table:table-cell>
            <table:table-cell table:style-name="Table1.C1" office:value-type="string">
              <text:p text:style-name="P17">Betrag</text:p>
            </table:table-cell>
          </table:table-row>
        </table:table-header-rows>
        <table:table-row>
          <table:table-cell table:style-name="Table1.A2" office:value-type="string">
            <text:p text:style-name="P2"><draw:frame text:anchor-type="as-char" svg:y="-0.1437in" draw:z-index="0" draw:name="abo.id.id" draw:style-name="gr1" draw:text-style-name="P22" svg:width="0.763in" svg:height="0.1925in"><draw:text-box><text:p text:style-name="P21"><text:span text:style-name="T4">Nr.</text:span></text:p></draw:text-box></draw:frame></text:p>
          </table:table-cell>
          <table:table-cell table:style-name="Table1.B2" office:value-type="string">
            <text:p text:style-name="P3"><draw:frame text:anchor-type="as-char" svg:y="-0.1437in" draw:z-index="1" draw:name="abo.abotypName" draw:style-name="gr1" draw:text-style-name="P22" svg:width="4.0106in" svg:height="0.1925in"><draw:text-box><text:p text:style-name="P21"><text:span text:style-name="T4">Abo</text:span></text:p></draw:text-box></draw:frame></text:p>
          </table:table-cell>
          <table:table-cell table:style-name="Table1.C2" office:value-type="string">
            <text:p text:style-name="P5"><draw:frame text:anchor-type="as-char" svg:y="-0.1437in" draw:z-index="2" draw:name="betrag | number: &quot;###,000.00&quot;" draw:style-name="gr1" draw:text-style-name="P24" svg:width="0.6496in" svg:height="0.1925in"><draw:text-box><text:p text:style-name="P23"><text:span text:style-name="T5">100</text:span></text:p></draw:text-box></draw:frame><draw:frame text:anchor-type="as-char" svg:y="-0.1437in" draw:z-index="16" draw:name="waehrung" draw:style-name="gr1" draw:text-style-name="P24" svg:width="0.6496in" svg:height="0.1925in"><draw:text-box><text:p text:style-name="P23"><text:span text:style-name="T5">CHF</text:span></text:p></draw:text-box></draw:frame></text:p>
          </table:table-cell>
        </table:table-row>
      </table:table>
      <text:p text:style-name="P10"><text:span text:style-name="T2"/></text:p>
      <text:p text:style-name="P11"><text:span text:style-name="T2"/></text:p>
      <text:p text:style-name="P11"><text:span text:style-name="T2">M</text:span><text:span text:style-name="T1">it freundlichen Grüssen</text:span></text:p>
      <text:p text:style-name="P1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fo:text-align="end" style:justify-single-word="false" text:number-lines="false" text:line-number="0" style:vertical-align="bottom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iberation Sans" fo:font-size="16pt" fo:font-weight="bold" officeooo:rsid="005c9437" officeooo:paragraph-rsid="005c9437" style:font-size-asian="16pt" style:font-weight-asian="bold" style:font-size-complex="16pt" style:font-weight-complex="bold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>
      <style:text-properties fo:font-size="10pt" style:font-size-asian="10pt" style:font-size-complex="10pt"/>
    </style:style>
    <style:style style:name="MP4" style:family="paragraph">
      <loext:graphic-properties draw:fill="none" draw:fill-color="#ffffff"/>
      <style:text-properties style:font-name="Liberation Sans" fo:font-size="10pt" style:font-size-asian="10pt" style:font-size-complex="10pt"/>
    </style:style>
    <style:style style:name="MP5" style:family="paragraph">
      <style:paragraph-properties fo:text-align="end"/>
      <style:text-properties fo:font-size="10pt" style:font-size-asian="10pt" style:font-size-complex="10pt"/>
    </style:style>
    <style:style style:name="MP6" style:family="paragraph">
      <loext:graphic-properties draw:fill="none" draw:fill-color="#ffffff"/>
      <style:paragraph-properties fo:text-align="end"/>
      <style:text-properties style:font-name="Liberation Sans" fo:font-size="10pt" style:font-size-asian="10pt" style:font-size-complex="10pt"/>
    </style:style>
    <style:style style:name="MP7" style:family="paragraph">
      <style:paragraph-properties fo:text-align="end"/>
    </style:style>
    <style:style style:name="MT1" style:family="text">
      <style:text-properties style:font-name="Liberation Sans" fo:font-size="10pt" style:font-size-asian="10pt" style:font-size-complex="10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svg:stroke-color="#000000" draw:fill="none" draw:fill-color="#ffffff" fo:min-height="0.35in" style:protect="position size" style:run-through="foreground" style:wrap="run-through" style:number-wrapped-paragraphs="no-limit" style:vertical-pos="from-top" style:vertical-rel="paragraph" style:horizontal-pos="from-left" style:horizontal-rel="paragraph"/>
    </style:style>
    <style:style style:name="Mgr2" style:family="graphic">
      <style:graphic-properties draw:stroke="none" svg:stroke-color="#000000" draw:fill="none" draw:fill-color="#ffffff" fo:min-height="0.24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Mgr3" style:family="graphic">
      <style:graphic-properties draw:stroke="none" svg:stroke-color="#000000" draw:fill="none" draw:fill-color="#ffffff" fo:min-height="0.634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Mgr4" style:family="graphic">
      <style:graphic-properties draw:stroke="none" svg:stroke-color="#000000" draw:fill="none" draw:fill-color="#ffffff" fo:min-height="0.2555in" style:run-through="fore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shadow="none" fo:background-color="transparent" style:dynamic-spacing="false" draw:fill="none"/>
      </style:header-style>
      <style:footer-style>
        <style:header-footer-properties svg:height="2.2in" fo:margin-left="0in" fo:margin-right="0in" fo:margin-top="0.2in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>OpenOlitor</text:p>
      </style:header>
      <style:footer>
        <text:p text:style-name="MP2"><draw:frame text:anchor-type="paragraph" draw:z-index="12" draw:name="referenznummer" draw:style-name="Mgr1" draw:text-style-name="MP4" svg:width="3.2016in" svg:height="0.3504in" svg:x="3.6799in" svg:y="0.9799in"><draw:text-box><text:p text:style-name="MP3"><text:span text:style-name="MT1">Referenznummer</text:span></text:p></draw:text-box></draw:frame><draw:frame text:anchor-type="paragraph" draw:z-index="13" draw:name="referenznummer" draw:style-name="Mgr2" draw:text-style-name="MP6" svg:width="0.9343in" svg:height="0.2488in" svg:x="-0.0098in" svg:y="1.4701in"><draw:text-box><text:p text:style-name="MP5"><text:span text:style-name="MT1">Betrag</text:span></text:p></draw:text-box></draw:frame><draw:frame text:anchor-type="paragraph" draw:z-index="14" draw:style-name="Mgr3" draw:text-style-name="MP4" svg:width="1.3921in" svg:height="0.635in" svg:x="0.0055in" svg:y="0.2035in"><draw:text-box><text:p><text:span text:style-name="MT1">OpenOlitor</text:span></text:p><text:p><text:span text:style-name="MT1">Wasserwerkgasse 2</text:span></text:p><text:p><text:span text:style-name="MT1">3011 Bern</text:span></text:p></draw:text-box></draw:frame><draw:frame text:anchor-type="paragraph" draw:z-index="15" draw:style-name="Mgr4" draw:text-style-name="MP6" svg:width="1.2122in" svg:height="0.2559in" svg:x="-0.2693in" svg:y="1.1508in"><draw:text-box><text:p text:style-name="MP7"><text:span text:style-name="MT1">01-0000-01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 Toggweiler</meta:initial-creator>
    <meta:creation-date>2016-05-25T15:50:06.201321428</meta:creation-date>
    <dc:date>2016-06-01T17:22:09.042046091</dc:date>
    <dc:creator>Mike Toggweiler</dc:creator>
    <meta:editing-duration>PT3H51M58S</meta:editing-duration>
    <meta:editing-cycles>78</meta:editing-cycles>
    <meta:generator>LibreOffice/4.4.6.3$Linux_X86_64 LibreOffice_project/40m0$Build-3</meta:generator>
    <meta:document-statistic meta:table-count="1" meta:image-count="0" meta:object-count="0" meta:page-count="1" meta:paragraph-count="15" meta:word-count="14" meta:character-count="102" meta:non-whitespace-character-count="89"/>
  </office:meta>
</office:document-meta>
</file>